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list-style-name="LFO2" style:family="paragraph"/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list-style-name="LFO3" style:family="paragraph"/>
    <style:style style:name="P23" style:parent-style-name="Standard" style:list-style-name="LFO3" style:family="paragraph"/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list-style-name="LFO4" style:family="paragraph"/>
    <style:style style:name="P26" style:parent-style-name="Standard" style:list-style-name="LFO4" style:family="paragraph"/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list-style-name="LFO5" style:family="paragraph"/>
    <style:style style:name="P29" style:parent-style-name="Standard" style:list-style-name="LFO5" style:family="paragraph"/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list-style-name="LFO6" style:family="paragraph"/>
    <style:style style:name="P32" style:parent-style-name="Standard" style:list-style-name="LFO6" style:family="paragraph"/>
    <style:style style:name="P33" style:parent-style-name="Standard" style:list-style-name="LFO6" style:family="paragraph"/>
    <style:style style:name="P34" style:parent-style-name="Standard" style:list-style-name="LFO6" style:family="paragraph"/>
    <style:style style:name="P35" style:parent-style-name="Standard" style:list-style-name="LFO6" style:family="paragraph"/>
  </office:automatic-styles>
  <office:body>
    <office:text text:use-soft-page-breaks="true">
      <text:p text:style-name="P1">Release Plan</text:p>
      <text:p text:style-name="P2">C# Game Engine</text:p>
      <text:p text:style-name="P3">Sharp Slugs</text:p>
      <text:p text:style-name="P4">Revision<text:s/>2</text:p>
      <text:p text:style-name="P5">October<text:s/>11, 2018</text:p>
      <text:p text:style-name="P6"/>
      <text:p text:style-name="P7">High Level Goals:</text:p>
      <text:list text:style-name="LFO1" text:continue-numbering="true">
        <text:list-item>
          <text:p text:style-name="P8">Create a main “Game” class that offers update and draw loops</text:p>
        </text:list-item>
        <text:list-item>
          <text:p text:style-name="P9">A graphics library</text:p>
        </text:list-item>
        <text:list-item>
          <text:p text:style-name="P10">Content manager</text:p>
        </text:list-item>
        <text:list-item>
          <text:p text:style-name="P11">Implementation of physics</text:p>
        </text:list-item>
        <text:list-item>
          <text:p text:style-name="P12">Serialization library</text:p>
        </text:list-item>
        <text:list-item>
          <text:p text:style-name="P13">AI Helper Library</text:p>
        </text:list-item>
        <text:list-item>
          <text:p text:style-name="P14">Input library</text:p>
        </text:list-item>
      </text:list>
      <text:p text:style-name="Standard"/>
      <text:p text:style-name="P15">User Stories for Release</text:p>
      <text:p text:style-name="P16">Sprint 1:</text:p>
      <text:list text:style-name="LFO2" text:continue-numbering="true">
        <text:list-item>
          <text:p text:style-name="P17">(21) As a game designer I want a main “game” class so that I can have a foundation to create my game.</text:p>
        </text:list-item>
        <text:list-item>
          <text:p text:style-name="P18">(5)<text:s/>As a player I want the created games to work on multiple operating systems.</text:p>
        </text:list-item>
        <text:list-item>
          <text:p text:style-name="P19">(13) As a game designer I want a graphics library so that I can have external assets appear on screen.</text:p>
        </text:list-item>
        <text:list-item>
          <text:p text:style-name="P20">(8)<text:s/>As a developer I need to learn C# in order to create to a game engine</text:p>
        </text:list-item>
      </text:list>
      <text:p text:style-name="P21">Sprint 2:</text:p>
      <text:list text:style-name="LFO3" text:continue-numbering="true">
        <text:list-item>
          <text:p text:style-name="P22">(13) As a game designer I want a content manager so that I can import my own assets</text:p>
        </text:list-item>
        <text:list-item>
          <text:p text:style-name="P23">(13) As a game designer I want an input library so that players will have the ability to interact<text:s/>with my games</text:p>
        </text:list-item>
      </text:list>
      <text:p text:style-name="P24">Sprint 3:</text:p>
      <text:list text:style-name="LFO4" text:continue-numbering="true">
        <text:list-item>
          <text:p text:style-name="P25">(8) As a game designer I want a camera system so that I can interact with the viewpoint</text:p>
        </text:list-item>
        <text:list-item>
          <text:p text:style-name="P26">(13) As a game designer I want a basic physics system so that the player can interact with the world</text:p>
        </text:list-item>
      </text:list>
      <text:p text:style-name="P27">Sprint 4:</text:p>
      <text:list text:style-name="LFO5" text:continue-numbering="true">
        <text:list-item>
          <text:p text:style-name="P28">(5) As a game designer I want a<text:s/>serialization library so that my game may be more content-driven</text:p>
        </text:list-item>
        <text:list-item>
          <text:p text:style-name="P29">(13) As a game designer I want an AI helper library so that I can quickly make in-game NPCs</text:p>
        </text:list-item>
      </text:list>
      <text:p text:style-name="Standard"/>
      <text:p text:style-name="P30">Product Backlog:</text:p>
      <text:list text:style-name="LFO6" text:continue-numbering="true">
        <text:list-item>
          <text:p text:style-name="P31">GUI</text:p>
        </text:list-item>
        <text:list-item>
          <text:p text:style-name="P32">Multiple cameras</text:p>
        </text:list-item>
        <text:list-item>
          <text:p text:style-name="P33">Example game</text:p>
        </text:list-item>
        <text:list-item>
          <text:p text:style-name="P34">GUI-based level editor tool</text:p>
        </text:list-item>
        <text:list-item>
          <text:p text:style-name="P35">Networking librar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TitleSlideLTGliederung1" style:display-name="Title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24pt" style:font-size-asian="24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font-size="20pt" style:font-size-asian="20pt"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TitleSlideLTUntertitel" style:display-name="Title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lankSlideLTGliederung1" style:display-name="Blank Slide~LT~Gliederung 1" style:family="paragraph">
      <style:paragraph-properties fo:margin-top="0.1965in"/>
      <style:text-properties style:font-name="Lohit Devanagari" style:font-name-asian="DejaVu Sans" style:font-name-complex="Liberation Sans" fo:color="#000000" fo:font-size="31.5pt" style:font-size-asian="31.5pt" fo:hyphenate="false"/>
    </style:style>
    <style:style style:name="BlankSlideLTGliederung2" style:display-name="Blank Slide~LT~Gliederung 2" style:family="paragraph" style:parent-style-name="BlankSlide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BlankSlideLTGliederung3" style:display-name="Blank Slide~LT~Gliederung 3" style:family="paragraph" style:parent-style-name="BlankSlideLTGliederung2">
      <style:paragraph-properties fo:margin-top="0.118in"/>
      <style:text-properties fo:font-size="24pt" style:font-size-asian="24pt" fo:hyphenate="false"/>
    </style:style>
    <style:style style:name="BlankSlideLTGliederung4" style:display-name="Blank Slide~LT~Gliederung 4" style:family="paragraph" style:parent-style-name="BlankSlideLTGliederung3">
      <style:paragraph-properties fo:margin-top="0.0784in"/>
      <style:text-properties fo:font-size="20pt" style:font-size-asian="20pt" fo:hyphenate="false"/>
    </style:style>
    <style:style style:name="BlankSlideLTGliederung5" style:display-name="Blank Slide~LT~Gliederung 5" style:family="paragraph" style:parent-style-name="BlankSlideLTGliederung4">
      <style:paragraph-properties fo:margin-top="0.0395in"/>
      <style:text-properties fo:hyphenate="false"/>
    </style:style>
    <style:style style:name="BlankSlideLTGliederung6" style:display-name="Blank Slide~LT~Gliederung 6" style:family="paragraph" style:parent-style-name="BlankSlideLTGliederung5">
      <style:text-properties fo:hyphenate="false"/>
    </style:style>
    <style:style style:name="BlankSlideLTGliederung7" style:display-name="Blank Slide~LT~Gliederung 7" style:family="paragraph" style:parent-style-name="BlankSlideLTGliederung6">
      <style:text-properties fo:hyphenate="false"/>
    </style:style>
    <style:style style:name="BlankSlideLTGliederung8" style:display-name="Blank Slide~LT~Gliederung 8" style:family="paragraph" style:parent-style-name="BlankSlideLTGliederung7">
      <style:text-properties fo:hyphenate="false"/>
    </style:style>
    <style:style style:name="BlankSlideLTGliederung9" style:display-name="Blank Slide~LT~Gliederung 9" style:family="paragraph" style:parent-style-name="BlankSlideLTGliederung8">
      <style:text-properties fo:hyphenate="false"/>
    </style:style>
    <style:style style:name="BlankSlideLTTitel" style:display-name="Blank Slide~LT~Titel" style:family="paragraph">
      <style:paragraph-properties fo:text-align="center"/>
      <style:text-properties style:font-name="Lohit Devanagari" style:font-name-asian="DejaVu Sans" style:font-name-complex="Liberation Sans" fo:color="#000000" fo:font-size="44pt" style:font-size-asian="44pt" fo:hyphenate="false"/>
    </style:style>
    <style:style style:name="BlankSlideLTUntertitel" style:display-name="Blank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SlideLTNotizen" style:display-name="Blank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SlideLTHintergrundobjekte" style:display-name="Blank Slide~LT~Hintergrundobjekte" style:family="paragraph">
      <style:text-properties style:font-name-asian="DejaVu Sans" style:font-name-complex="Liberation Sans" fo:hyphenate="false"/>
    </style:style>
    <style:style style:name="BlankSlideLTHintergrund" style:display-name="Blank Slide~LT~Hintergrund" style:family="paragraph">
      <style:text-properties style:font-name-asian="DejaVu Sans" style:font-name-complex="Liberation 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imothy Su</meta:initial-creator>
    <dc:creator>Timothy Su</dc:creator>
    <meta:creation-date>2018-10-12T05:34:00Z</meta:creation-date>
    <dc:date>2018-10-12T05:34:00Z</dc:date>
    <meta:print-date>2018-10-12T05:33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203" meta:character-count="1359" meta:row-count="9" meta:non-whitespace-character-count="1158"/>
  </office:meta>
</office:document-meta>
</file>